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b124a"/>
    </style:style>
    <style:style style:name="P2" style:family="paragraph" style:parent-style-name="Standard" style:list-style-name="L1">
      <style:text-properties officeooo:paragraph-rsid="001ceb28"/>
    </style:style>
    <style:style style:name="P3" style:family="paragraph" style:parent-style-name="Standard" style:list-style-name="L1">
      <style:text-properties officeooo:rsid="00141417" officeooo:paragraph-rsid="00141417"/>
    </style:style>
    <style:style style:name="P4" style:family="paragraph" style:parent-style-name="Standard" style:list-style-name="L3">
      <style:text-properties officeooo:paragraph-rsid="0015c436"/>
    </style:style>
    <style:style style:name="P5" style:family="paragraph" style:parent-style-name="Standard" style:list-style-name="L3">
      <style:text-properties officeooo:paragraph-rsid="00172824"/>
    </style:style>
    <style:style style:name="P6" style:family="paragraph" style:parent-style-name="Standard" style:list-style-name="L3">
      <style:text-properties officeooo:paragraph-rsid="00182ee7"/>
    </style:style>
    <style:style style:name="P7" style:family="paragraph" style:parent-style-name="Standard">
      <style:text-properties officeooo:paragraph-rsid="001aff45"/>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3dbd4b" style:font-weight-asian="bold" style:font-weight-complex="bold"/>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text-properties officeooo:paragraph-rsid="003dbd4b"/>
    </style:style>
    <style:style style:name="P12" style:family="paragraph" style:parent-style-name="Standard">
      <style:text-properties fo:font-weight="normal" officeooo:rsid="0045d28f" officeooo:paragraph-rsid="0045d28f" style:font-weight-asian="normal" style:font-weight-complex="normal"/>
    </style:style>
    <style:style style:name="P13" style:family="paragraph" style:parent-style-name="Standard" style:list-style-name="L5">
      <style:text-properties fo:font-weight="normal" officeooo:rsid="0045d28f" officeooo:paragraph-rsid="0045d28f" style:font-weight-asian="normal" style:font-weight-complex="normal"/>
    </style:style>
    <style:style style:name="P14" style:family="paragraph" style:parent-style-name="Standard">
      <style:text-properties fo:font-weight="normal" officeooo:rsid="0045d28f" officeooo:paragraph-rsid="005ffcbb" style:font-weight-asian="normal" style:font-weight-complex="normal"/>
    </style:style>
    <style:style style:name="P15" style:family="paragraph" style:parent-style-name="Standard">
      <style:text-properties fo:font-weight="normal" officeooo:rsid="0045d28f" officeooo:paragraph-rsid="006018d3" style:font-weight-asian="normal" style:font-weight-complex="normal"/>
    </style:style>
    <style:style style:name="P16" style:family="paragraph" style:parent-style-name="Standard">
      <style:text-properties fo:font-weight="normal" officeooo:rsid="0045d28f" officeooo:paragraph-rsid="0082348e" style:font-weight-asian="normal" style:font-weight-complex="normal"/>
    </style:style>
    <style:style style:name="P17" style:family="paragraph" style:parent-style-name="Standard" style:list-style-name="L9">
      <style:text-properties fo:font-weight="normal" officeooo:rsid="0045d28f" officeooo:paragraph-rsid="00837043" style:font-weight-asian="normal" style:font-weight-complex="normal"/>
    </style:style>
    <style:style style:name="P18" style:family="paragraph" style:parent-style-name="Standard" style:list-style-name="L5">
      <style:text-properties fo:font-weight="normal" officeooo:rsid="0048836e" officeooo:paragraph-rsid="004a100a" style:font-weight-asian="normal" style:font-weight-complex="normal"/>
    </style:style>
    <style:style style:name="P19" style:family="paragraph" style:parent-style-name="Standard" style:list-style-name="L5">
      <style:text-properties fo:font-weight="normal" officeooo:rsid="004a100a" officeooo:paragraph-rsid="004a100a" style:font-weight-asian="normal" style:font-weight-complex="normal"/>
    </style:style>
    <style:style style:name="P20" style:family="paragraph" style:parent-style-name="Standard">
      <style:text-properties fo:font-weight="normal" officeooo:rsid="004a100a" officeooo:paragraph-rsid="004a100a" style:font-weight-asian="normal" style:font-weight-complex="normal"/>
    </style:style>
    <style:style style:name="P21" style:family="paragraph" style:parent-style-name="Standard">
      <style:text-properties fo:font-weight="normal" officeooo:rsid="004a100a" officeooo:paragraph-rsid="00561623" style:font-weight-asian="normal" style:font-weight-complex="normal"/>
    </style:style>
    <style:style style:name="P22" style:family="paragraph" style:parent-style-name="Standard" style:list-style-name="L5">
      <style:text-properties fo:font-weight="normal" officeooo:rsid="004b8c26" officeooo:paragraph-rsid="004b8c26" style:font-weight-asian="normal" style:font-weight-complex="normal"/>
    </style:style>
    <style:style style:name="P23" style:family="paragraph" style:parent-style-name="Standard">
      <style:text-properties fo:font-weight="normal" officeooo:rsid="0055a43e" officeooo:paragraph-rsid="0055a43e" style:font-weight-asian="normal" style:font-weight-complex="normal"/>
    </style:style>
    <style:style style:name="P24" style:family="paragraph" style:parent-style-name="Standard">
      <style:text-properties fo:font-weight="normal" officeooo:rsid="005e8316" officeooo:paragraph-rsid="005e8316" style:font-weight-asian="normal" style:font-weight-complex="normal"/>
    </style:style>
    <style:style style:name="P25" style:family="paragraph" style:parent-style-name="Standard" style:list-style-name="L6">
      <style:text-properties fo:font-weight="normal" officeooo:rsid="005e8316" officeooo:paragraph-rsid="005e8316" style:font-weight-asian="normal" style:font-weight-complex="normal"/>
    </style:style>
    <style:style style:name="P26" style:family="paragraph" style:parent-style-name="Standard">
      <style:text-properties fo:font-weight="normal" officeooo:rsid="005e8316" officeooo:paragraph-rsid="007efdea" style:font-weight-asian="normal" style:font-weight-complex="normal"/>
    </style:style>
    <style:style style:name="P27" style:family="paragraph" style:parent-style-name="Standard" style:list-style-name="L7">
      <style:text-properties fo:font-weight="normal" officeooo:rsid="006018d3" officeooo:paragraph-rsid="006018d3" style:font-weight-asian="normal" style:font-weight-complex="normal"/>
    </style:style>
    <style:style style:name="P28" style:family="paragraph" style:parent-style-name="Standard" style:list-style-name="L7">
      <style:text-properties fo:font-weight="normal" officeooo:rsid="006018d3" officeooo:paragraph-rsid="00641446" style:font-weight-asian="normal" style:font-weight-complex="normal"/>
    </style:style>
    <style:style style:name="P29" style:family="paragraph" style:parent-style-name="Standard" style:list-style-name="L7">
      <style:text-properties fo:font-weight="normal" officeooo:rsid="006018d3" officeooo:paragraph-rsid="0064d0c2" style:font-weight-asian="normal" style:font-weight-complex="normal"/>
    </style:style>
    <style:style style:name="P30" style:family="paragraph" style:parent-style-name="Standard" style:list-style-name="L7">
      <style:text-properties fo:font-weight="normal" officeooo:rsid="006018d3" officeooo:paragraph-rsid="0065ae31" style:font-weight-asian="normal" style:font-weight-complex="normal"/>
    </style:style>
    <style:style style:name="P31" style:family="paragraph" style:parent-style-name="Standard" style:list-style-name="L7">
      <style:text-properties fo:font-weight="normal" officeooo:rsid="006018d3" officeooo:paragraph-rsid="006a5437" style:font-weight-asian="normal" style:font-weight-complex="normal"/>
    </style:style>
    <style:style style:name="P32" style:family="paragraph" style:parent-style-name="Standard" style:list-style-name="L7">
      <style:text-properties fo:font-weight="normal" officeooo:rsid="006018d3" officeooo:paragraph-rsid="007bb73b" style:font-weight-asian="normal" style:font-weight-complex="normal"/>
    </style:style>
    <style:style style:name="P33" style:family="paragraph" style:parent-style-name="Standard" style:list-style-name="L6">
      <style:text-properties fo:font-weight="normal" officeooo:rsid="007efdea" officeooo:paragraph-rsid="007efdea" style:font-weight-asian="normal" style:font-weight-complex="normal"/>
    </style:style>
    <style:style style:name="P34" style:family="paragraph" style:parent-style-name="Standard">
      <style:text-properties fo:font-weight="normal" officeooo:rsid="007efdea" officeooo:paragraph-rsid="007efdea" style:font-weight-asian="normal" style:font-weight-complex="normal"/>
    </style:style>
    <style:style style:name="P35" style:family="paragraph" style:parent-style-name="Standard" style:list-style-name="L5">
      <style:text-properties fo:font-weight="normal" officeooo:rsid="007f41cb" officeooo:paragraph-rsid="007f41cb" style:font-weight-asian="normal" style:font-weight-complex="normal"/>
    </style:style>
    <style:style style:name="P36" style:family="paragraph" style:parent-style-name="Standard">
      <style:paragraph-properties fo:break-before="page"/>
      <style:text-properties fo:font-weight="normal" officeooo:rsid="004a100a" officeooo:paragraph-rsid="004a100a" style:font-weight-asian="normal" style:font-weight-complex="normal"/>
    </style:style>
    <style:style style:name="P37" style:family="paragraph" style:parent-style-name="Standard">
      <style:paragraph-properties fo:text-align="center" style:justify-single-word="false" fo:break-before="page"/>
      <style:text-properties fo:font-weight="bold" officeooo:rsid="0045d28f" officeooo:paragraph-rsid="0045d28f" style:font-weight-asian="bold" style:font-weight-complex="bold"/>
    </style:style>
    <style:style style:name="T1" style:family="text">
      <style:text-properties officeooo:rsid="000b124a"/>
    </style:style>
    <style:style style:name="T2" style:family="text">
      <style:text-properties officeooo:rsid="000cdad6"/>
    </style:style>
    <style:style style:name="T3" style:family="text">
      <style:text-properties officeooo:rsid="000dd429"/>
    </style:style>
    <style:style style:name="T4" style:family="text">
      <style:text-properties officeooo:rsid="000feebd"/>
    </style:style>
    <style:style style:name="T5" style:family="text">
      <style:text-properties officeooo:rsid="0012df62"/>
    </style:style>
    <style:style style:name="T6" style:family="text">
      <style:text-properties officeooo:rsid="00141417"/>
    </style:style>
    <style:style style:name="T7" style:family="text">
      <style:text-properties officeooo:rsid="0015c436"/>
    </style:style>
    <style:style style:name="T8" style:family="text">
      <style:text-properties officeooo:rsid="00182ee7"/>
    </style:style>
    <style:style style:name="T9" style:family="text">
      <style:text-properties officeooo:rsid="001aff45"/>
    </style:style>
    <style:style style:name="T10" style:family="text">
      <style:text-properties officeooo:rsid="001c795e"/>
    </style:style>
    <style:style style:name="T11" style:family="text">
      <style:text-properties officeooo:rsid="001ceb28"/>
    </style:style>
    <style:style style:name="T12" style:family="text">
      <style:text-properties officeooo:rsid="002e85b8"/>
    </style:style>
    <style:style style:name="T13" style:family="text">
      <style:text-properties officeooo:rsid="00309351"/>
    </style:style>
    <style:style style:name="T14" style:family="text">
      <style:text-properties officeooo:rsid="003800d4"/>
    </style:style>
    <style:style style:name="T15" style:family="text">
      <style:text-properties fo:font-weight="bold" style:font-weight-asian="bold" style:font-weight-complex="bold"/>
    </style:style>
    <style:style style:name="T16" style:family="text">
      <style:text-properties officeooo:rsid="003b7d41"/>
    </style:style>
    <style:style style:name="T17" style:family="text">
      <style:text-properties officeooo:rsid="003dbd4b"/>
    </style:style>
    <style:style style:name="T18" style:family="text">
      <style:text-properties officeooo:rsid="0044f843"/>
    </style:style>
    <style:style style:name="T19" style:family="text">
      <style:text-properties officeooo:rsid="004a100a"/>
    </style:style>
    <style:style style:name="T20" style:family="text">
      <style:text-properties officeooo:rsid="004a1bf4"/>
    </style:style>
    <style:style style:name="T21" style:family="text">
      <style:text-properties officeooo:rsid="004b8c26"/>
    </style:style>
    <style:style style:name="T22" style:family="text">
      <style:text-properties officeooo:rsid="004c3478"/>
    </style:style>
    <style:style style:name="T23" style:family="text">
      <style:text-properties officeooo:rsid="0050566d"/>
    </style:style>
    <style:style style:name="T24" style:family="text">
      <style:text-properties officeooo:rsid="005349db"/>
    </style:style>
    <style:style style:name="T25" style:family="text">
      <style:text-properties officeooo:rsid="0054e22e"/>
    </style:style>
    <style:style style:name="T26" style:family="text">
      <style:text-properties officeooo:rsid="0055a43e"/>
    </style:style>
    <style:style style:name="T27" style:family="text">
      <style:text-properties officeooo:rsid="00580ba1"/>
    </style:style>
    <style:style style:name="T28" style:family="text">
      <style:text-properties officeooo:rsid="005ab78f"/>
    </style:style>
    <style:style style:name="T29" style:family="text">
      <style:text-properties officeooo:rsid="005c8537"/>
    </style:style>
    <style:style style:name="T30" style:family="text">
      <style:text-properties officeooo:rsid="005ca27d"/>
    </style:style>
    <style:style style:name="T31" style:family="text">
      <style:text-properties officeooo:rsid="005e8316"/>
    </style:style>
    <style:style style:name="T32" style:family="text">
      <style:text-properties officeooo:rsid="006018d3"/>
    </style:style>
    <style:style style:name="T33" style:family="text">
      <style:text-properties officeooo:rsid="00641446"/>
    </style:style>
    <style:style style:name="T34" style:family="text">
      <style:text-properties officeooo:rsid="006bbad7"/>
    </style:style>
    <style:style style:name="T35" style:family="text">
      <style:text-properties officeooo:rsid="006d4609"/>
    </style:style>
    <style:style style:name="T36" style:family="text">
      <style:text-properties officeooo:rsid="006fda9f"/>
    </style:style>
    <style:style style:name="T37" style:family="text">
      <style:text-properties officeooo:rsid="00719b70"/>
    </style:style>
    <style:style style:name="T38" style:family="text">
      <style:text-properties officeooo:rsid="0072d269"/>
    </style:style>
    <style:style style:name="T39" style:family="text">
      <style:text-properties officeooo:rsid="00779dea"/>
    </style:style>
    <style:style style:name="T40" style:family="text">
      <style:text-properties officeooo:rsid="00798287"/>
    </style:style>
    <style:style style:name="T41" style:family="text">
      <style:text-properties officeooo:rsid="007bb73b"/>
    </style:style>
    <style:style style:name="T42" style:family="text">
      <style:text-properties officeooo:rsid="007d4ae3"/>
    </style:style>
    <style:style style:name="T43" style:family="text">
      <style:text-properties officeooo:rsid="00837043"/>
    </style:style>
    <style:style style:name="T44" style:family="text">
      <style:text-properties officeooo:rsid="00839938"/>
    </style:style>
    <style:style style:name="T45" style:family="text">
      <style:text-properties officeooo:rsid="0084ca9d"/>
    </style:style>
    <style:style style:name="T46" style:family="text">
      <style:text-properties officeooo:rsid="00860a17"/>
    </style:style>
    <style:style style:name="T47" style:family="text">
      <style:text-properties officeooo:rsid="0087bb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Ежедневник</text:p>
      <text:p text:style-name="Standard"/>
      <text:p text:style-name="Standard">Возможны три варианта взаимодействия с ежедневником: <text:span text:style-name="T15">в качестве владельца ежедневника</text:span>, <text:span text:style-name="T15">в качестве гостя</text:span> и <text:span text:style-name="T15">в качестве качестве программной системы</text:span>.</text:p>
      <text:p text:style-name="Standard"/>
      <text:p text:style-name="P8">Рассмотрим ежедневники со стороны владельца.</text:p>
      <text:p text:style-name="P8"/>
      <text:p text:style-name="Standard">Владелец ежедневника открывает ежедневник и вводит пароль. Из списка операций возможных для ежедневника владелец ежедневника выбирает необходимую для него операцию. Выполняет ее. Владелец ежедневника может выполнять несколько операций, которые ему необходимы из списка имеющихся.</text:p>
      <text:p text:style-name="Standard"/>
      <text:p text:style-name="Standard">Если владелец ежедневника:</text:p>
      <text:p text:style-name="Standard">Владелец ежедневника вводит пароль для открытия еж<text:span text:style-name="T1">е</text:span>дневника. После чего он выбирает операции. Из списка операций возможных ежедневника владелец ежедневника выбирает необходимую для него операцию. Выполняет ее. Владелец ежедневника может выполнять несколько операций, которые ему необходимы из списка имеющихся.</text:p>
      <text:p text:style-name="Standard"/>
      <text:p text:style-name="P7">Владелец ежедневника может выполнять следующие операции: просмотр <text:span text:style-name="T9">списка </text:span>заметок, <text:span text:style-name="T9">просмотр конкретной заметки, </text:span>редактирование заметок, удаление заметок, добавление новых заметок, пометка уровня доступа(публичный, приватный) заметки, просмотр задач(по дням)<text:span text:style-name="T36">, </text:span>добавление новых задач,редактирование задач, пометка выполнения задачи(выполнено, не выполнено, в процессе), удаление задачи, перемещение задачи <text:span text:style-name="T4">в другой день</text:span>, <text:span text:style-name="T3">перенос задачи на другой день, </text:span>пометка уровня доступа(публичный, приватный) <text:span text:style-name="T13">задачи</text:span>.</text:p>
      <text:p text:style-name="P7"/>
      <text:p text:style-name="Standard">Если владелец ежедневника:</text:p>
      <text:list xml:id="list390444847" text:style-name="L1">
        <text:list-item>
          <text:p text:style-name="P1">просмотр заметок. После выбора этой операции, у владельца появится список всех сделанных заметок</text:p>
          <text:list>
            <text:list-item>
              <text:p text:style-name="P1">владелец ежедневника может выбрать заметк<text:span text:style-name="T10">у</text:span> из списка для просмотра, после чего будет открыта эта заметка с возможностью чтения;</text:p>
            </text:list-item>
            <text:list-item>
              <text:p text:style-name="P1">владелец ежедневника может выбрать одну из заметок из списка для редактирования, после чего будет открыта эта заметка с возможностью редактирования;</text:p>
            </text:list-item>
            <text:list-item>
              <text:p text:style-name="P1">владелец ежедневника может выбрать одну из заметок из списка для удаления, после чего появится окно для утверждения операции, после подтверждения которой, будет удалена заметка из списка;</text:p>
            </text:list-item>
            <text:list-item>
              <text:p text:style-name="P1"><text:s/>владелец ежедневника может добавить новую заметку, после чего появится новое окно с возможностью задать имя(если оно не будет задано, то оно задастся по первым словам заметки) и написать заметку, после чего можно сохранить заметку;</text:p>
            </text:list-item>
            <text:list-item>
              <text:p text:style-name="P2">владелец ежедневника может изменить уровень доступа, чтобы изменить уровень видимости <text:span text:style-name="T11">заметки</text:span> для гостя;</text:p>
            </text:list-item>
          </text:list>
        </text:list-item>
        <text:list-item>
          <text:p text:style-name="P1"><text:s/>просмотр задач. После выбора этой операции, у владельца появится список дел <text:span text:style-name="T35">выбранного </text:span>дня</text:p>
          <text:list>
            <text:list-item>
              <text:p text:style-name="P1"><text:s/>владелец ежедневника может добавить новую задачу для того дня, в котором он находится;</text:p>
            </text:list-item>
            <text:list-item>
              <text:p text:style-name="P1">владелец ежедневника может <text:span text:style-name="T12">редактировать</text:span> задачу из списка задач для выбранного дня;</text:p>
            </text:list-item>
            <text:list-item>
              <text:p text:style-name="P1">владелец ежедневника может отметить выполнение(выполнено, не выполнено, в процессе) задачи из списка задач для выбранного дня;</text:p>
            </text:list-item>
            <text:list-item>
              <text:p text:style-name="P1"><text:soft-page-break/><text:s/>владелец ежедневника может выбрать одну из задач, из списка, для удаления, после чего появится окно для утверждения операции, после подтверждения которой, будет удалена задача из списка;</text:p>
            </text:list-item>
            <text:list-item>
              <text:p text:style-name="P1">владелец ежедневника может переместить задачу в другой день, после чего он сможет выбрать другой день для <text:span text:style-name="T6">перемещения</text:span> задачи, после чего задача будет <text:span text:style-name="T5">перемещена</text:span>;</text:p>
            </text:list-item>
            <text:list-item>
              <text:p text:style-name="P3">владелец ежедневника может перенести задачу на другой день, после чего он сможет выбрать другой день для переноса задачи, после чего задача будет <text:span text:style-name="T5">перемещена</text:span>; </text:p>
            </text:list-item>
            <text:list-item>
              <text:p text:style-name="P1">владелец ежедневника может изменить уровень доступа, чтобы изменить уровень видимости задачи для гостя;</text:p>
            </text:list-item>
          </text:list>
        </text:list-item>
      </text:list>
      <text:p text:style-name="Standard"/>
      <text:p text:style-name="Standard"><text:span text:style-name="T14">(ПС)</text:span>Если владелец не будет ничего делать в течении 15 минут, то сработает автоматический выход, после чего придется зан<text:span text:style-name="T2">о</text:span>в<text:span text:style-name="T2">о</text:span> вводить пароль для входа. Если владелец захочет завершить действия, то он <text:s/>может закрыть ежедневник.</text:p>
      <text:p text:style-name="Standard">При необходимости владелец ежедневника может отменить любую операцию на любой стадии ее выполнения и выбрать другую операцию, либо начать операцию заново, либо закрыть ежедневник.</text:p>
      <text:p text:style-name="Standard"/>
      <text:p text:style-name="P8">Рассмотрим ежедневники со стороны гостя.</text:p>
      <text:p text:style-name="P8"/>
      <text:p text:style-name="Standard">Гость открывает ежедневник и запускает режим гостя. Из списка операций возможных для ежедневника гость выбирает необходимую для него операцию. Выполняет ее. Гость может выполнять несколько операций, которые ему необходимы из списка имеющихся.</text:p>
      <text:p text:style-name="Standard"/>
      <text:p text:style-name="Standard">Гость может выполнять следующие операции: просмотр <text:span text:style-name="T16">списка</text:span> доступных заметок, <text:span text:style-name="T16">просмотр конкретной</text:span> <text:span text:style-name="T44">заметки,</text:span> добавление комментария для заметки, просмотр доступных задач(по дням), добавление комментария к задачи.</text:p>
      <text:p text:style-name="Standard"/>
      <text:p text:style-name="Standard">Если гость ежедневника:</text:p>
      <text:list xml:id="list4132604246" text:style-name="L3">
        <text:list-item>
          <text:p text:style-name="P4">просмотр заметок. После выбора этой операции, у гостя появится список всех доступных(публичных) заметок</text:p>
          <text:list>
            <text:list-item>
              <text:p text:style-name="P4">гость ежедневника может выбрать одну из заметок из списка для написания комментария к ней, после чего будет открыта эта заметка с полем для написания комментария;</text:p>
            </text:list-item>
          </text:list>
        </text:list-item>
        <text:list-item>
          <text:p text:style-name="P4">просмотр задач. После выбора этой операции, у гостя появится список доступных(публичных) <text:span text:style-name="T7">задач</text:span></text:p>
          <text:list>
            <text:list-item>
              <text:p text:style-name="P5">гость ежедневника может выбрать одну из <text:span text:style-name="T8">задач</text:span> из списка для написания комментария к ней, после чего будет открыта эта <text:span text:style-name="T8">задача</text:span> с полем для написания комментария;</text:p>
            </text:list-item>
            <text:list-item>
              <text:p text:style-name="P6">гость ежедневника может выбрать другой день, после чего будет показан список доступных(публичных) дел на выбранный день;</text:p>
            </text:list-item>
          </text:list>
        </text:list-item>
      </text:list>
      <text:p text:style-name="P11">Если <text:span text:style-name="T17">гость</text:span> захочет завершить действия, то он <text:s/>может закрыть ежедневник.</text:p>
      <text:p text:style-name="P11">При необходимости <text:span text:style-name="T17">гость</text:span> ежедневника может отменить любую операцию на любой стадии ее выполнения и выбрать другую операцию, либо начать операцию заново, либо закрыть ежедневник.</text:p>
      <text:p text:style-name="P11"/>
      <text:p text:style-name="P9">Рассмотрим <text:span text:style-name="T18">ежедневник</text:span> со стороны программной системы(ПС).</text:p>
      <text:p text:style-name="P12"/>
      <text:p text:style-name="P24">Возможны 2 исхода событий:</text:p>
      <text:list xml:id="list1447568950" text:style-name="L6">
        <text:list-item>
          <text:p text:style-name="P25">Владелец ежедневника. </text:p>
        </text:list-item>
      </text:list>
      <text:p text:style-name="P14"><text:soft-page-break/>ПС принимает от <text:span text:style-name="T28">владельца пароль от ежедневника</text:span>. <text:span text:style-name="T28">Сверяет этот пароль с паролем в базе</text:span>. ПС принимает подтверждение <text:span text:style-name="T28">из базы</text:span> и <text:span text:style-name="T29">производит <text:s/></text:span>авторизацию владельца <text:span text:style-name="T29">ежедневника</text:span>. ПС принимает от <text:span text:style-name="T30">ежедневника</text:span> вид операции, которую выбрал владелец <text:span text:style-name="T31">ежедневника</text:span>.</text:p>
      <text:p text:style-name="P15"><text:span text:style-name="T32">Если владелец ежедневника выбрал операцию:</text:span></text:p>
      <text:list xml:id="list1140796635" text:style-name="L7">
        <text:list-item>
          <text:p text:style-name="P27"><text:span text:style-name="T33">п</text:span>росмотр заметок. ПС формирует список заметок из базы.</text:p>
        </text:list-item>
        <text:list-item>
          <text:p text:style-name="P28"><text:span text:style-name="T9">просмотр конкретной заметки. Владелец выбирает заметку. ПС находит в базе выбранную заметку.</text:span></text:p>
        </text:list-item>
        <text:list-item>
          <text:p text:style-name="P30">редактирование заметок. <text:span text:style-name="T9">Владелец выбирает заметку. ПС находит в базе выбранную заметку. После операции, все изменения в заметке будут сохранены.</text:span></text:p>
        </text:list-item>
        <text:list-item>
          <text:p text:style-name="P31">удаление заметок. <text:span text:style-name="T9">Владелец выбирает заметку. ПС находит в базе выбранную заметку и удаляет её.</text:span></text:p>
        </text:list-item>
        <text:list-item>
          <text:p text:style-name="P29">добавление новых заметок. <text:span text:style-name="T34">Владелец создает новую заметку. ПС добавляет в базу новую заметку.</text:span></text:p>
        </text:list-item>
        <text:list-item>
          <text:p text:style-name="P29">пометка уровня доступа(публичный, приватный) заметки. <text:span text:style-name="T34">Владелец выбирает заметку и уровень доступа для неё. ПС находит выбранную заметку в базе и устанавливает уровень доступа, который выбрал владелец.</text:span></text:p>
        </text:list-item>
        <text:list-item>
          <text:p text:style-name="P29">просмотр задач(по дням). <text:span text:style-name="T37">Владелец выбирает день. ПС находит в базе выбранный день и дела для выбранного дня.</text:span></text:p>
        </text:list-item>
        <text:list-item>
          <text:p text:style-name="P29">добавление новых задач. <text:span text:style-name="T38">Владелец создает новое дело. ПС добавляет новое дело в базу для текущего дня.</text:span></text:p>
        </text:list-item>
        <text:list-item>
          <text:p text:style-name="P29">редактирование задач. <text:span text:style-name="T39">Владелец выбирает задачу. ПС находит выбранную задачу. Владелец редактирует задачу. ПС сохраняет в базе изменения.</text:span></text:p>
        </text:list-item>
        <text:list-item>
          <text:p text:style-name="P29">пометка выполнения задачи(выполнено, не выполнено, в процессе). <text:s/><text:span text:style-name="T40">Владелец выбирает задачу и устанавливает для нее пометку выполнения. ПС находит выбранную задачу в базе и устанавливает выбранную пометку выполнения.</text:span></text:p>
        </text:list-item>
        <text:list-item>
          <text:p text:style-name="P32">удаление задачи. <text:span text:style-name="T41">Владелец выбирает задачу. ПС находит её в базе и удаляет.</text:span></text:p>
        </text:list-item>
        <text:list-item>
          <text:p text:style-name="P32">перемещение задачи <text:span text:style-name="T4">в другой день. Владелец выбирает задачу и день в который нужно переместить. ПС находит в базе выбранную задачу, добавляет её в выбранный день и удаляет её из текущего дня.</text:span></text:p>
        </text:list-item>
        <text:list-item>
          <text:p text:style-name="P32"><text:span text:style-name="T3">перенос задачи на другой день. Владелец выбирает задачу и день на который нужно перенести задачу. ПС находит в базе выбранную задачу, добавляет её в выбранный день.</text:span></text:p>
        </text:list-item>
        <text:list-item>
          <text:p text:style-name="P29">пометка уровня доступа(публичный, приватный) <text:span text:style-name="T13">задачи</text:span>. <text:span text:style-name="T42">Владелец выбирает задачу и уровень доступа для неё. ПС находит выбранную задачу в базе и устанавливает уровень доступа.</text:span></text:p>
        </text:list-item>
      </text:list>
      <text:p text:style-name="P26"/>
      <text:list xml:id="list145754915589973" text:continue-list="list1447568950" text:style-name="L6">
        <text:list-item>
          <text:p text:style-name="P33">Гость ежедневника.</text:p>
        </text:list-item>
      </text:list>
      <text:p text:style-name="P34">ПС получает запрос на вход в качестве гостя. <text:span text:style-name="T28">ПС производит <text:s/>авторизацию </text:span>гостя <text:span text:style-name="T28">ежедневника. ПС принимает от ежедневника вид операции, которую выбрал </text:span>гость <text:span text:style-name="T28">ежедневника.</text:span></text:p>
      <text:p text:style-name="P12"/>
      <text:p text:style-name="P16"><text:span text:style-name="T32">Если владелец ежедневника выбрал операцию:</text:span></text:p>
      <text:p text:style-name="P12"/>
      <text:list xml:id="list1022574770" text:style-name="L9">
        <text:list-item>
          <text:p text:style-name="P17">просмотр <text:span text:style-name="T16">списка</text:span> доступных заметок. <text:span text:style-name="T45">ПС формирует список доступных(публичных) заметок из базы.</text:span></text:p>
        </text:list-item>
        <text:list-item>
          <text:p text:style-name="P17"><text:span text:style-name="T16">просмотр конкретной заметки. Гость выбирает заметку из списка. ПС находит её в базе и проверяет право доступа.</text:span></text:p>
        </text:list-item>
        <text:list-item>
          <text:p text:style-name="P17">добавление комментария для заметки. <text:span text:style-name="T46">Гость создает комментарий. ПС добавляет, для текущей заметки, в базу комментарий.</text:span></text:p>
        </text:list-item>
        <text:list-item>
          <text:p text:style-name="P17">просмотр доступных задач(по дням). <text:span text:style-name="T47">Гость выбирает день. ПС формирует список доступных(публичных) задач.</text:span></text:p>
        </text:list-item>
        <text:list-item>
          <text:p text:style-name="P17"><text:soft-page-break/>добавление комментария к задач<text:span text:style-name="T43">е. Гость выбирает задачу и создает комментарий к ней. ПС находит выбранную задачу в базе и добавляет в базу комментарий, к выбранной задаче.</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7">Варианты развития системы</text:p>
      <text:p text:style-name="P12"/>
      <text:p text:style-name="P12">Для модели «Ежедневник» предусмотрены следующие варианты развития:</text:p>
      <text:list xml:id="list3795583442" text:style-name="L5">
        <text:list-item>
          <text:p text:style-name="P13">Возможность добавлять результаты задач(файлы, фотографии, аудио файлы);</text:p>
        </text:list-item>
        <text:list-item>
          <text:p text:style-name="P18">Возможность рисования <text:span text:style-name="T19">в заметках</text:span></text:p>
        </text:list-item>
        <text:list-item>
          <text:p text:style-name="P18"><text:span text:style-name="T19">Возможность </text:span>прикрепления файлов, <text:span text:style-name="T19">картинок</text:span> к заметкам;</text:p>
        </text:list-item>
        <text:list-item>
          <text:p text:style-name="P19">Добавление в задачи «Ежедневные дела», который автоматически создаются для каждого дня, где можно отмечать выполнение каждого ежедневного пункта.</text:p>
        </text:list-item>
        <text:list-item>
          <text:p text:style-name="P22">Добавлена статистика<text:span text:style-name="T22">(подсчет успешно выполненных задач за день, неделю, месяц)</text:span></text:p>
        </text:list-item>
        <text:list-item>
          <text:p text:style-name="P19">Добавлен новый пункт в выполнении задачи – cheat meal(C<text:span text:style-name="T21">M</text:span>). <text:span text:style-name="T23">В подсчете статистики они не участвуют.</text:span> :<text:span text:style-name="T20">)</text:span></text:p>
        </text:list-item>
        <text:list-item>
          <text:p text:style-name="P35">Создать базу гостей(что-то вроде аккаунтов)</text:p>
        </text:list-item>
      </text:list>
      <text:p text:style-name="P36">Привязка к языку программирования</text:p>
      <text:p text:style-name="P20"/>
      <text:p text:style-name="P20">Программный продукт может быть реализован на любом объектно-ориентированном языке.</text:p>
      <text:p text:style-name="P23"/>
      <text:p text:style-name="P21">При запуске программы пользователю должно отображаться окно, в котором <text:span text:style-name="T24">есть поле для ввода пароля</text:span>. <text:span text:style-name="T25">Под этим полем есть кнопка для входа в качестве гостя.</text:span> <text:span text:style-name="T26">Для действия аналогичному открытию ежедневника пользователь должен ввести пароль</text:span>. Далее интерфейс может быть реализован по примеру любого из ныне существующих типов <text:span text:style-name="T27">ежедневник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09:42:00.341553349</meta:creation-date>
    <dc:date>2020-09-11T14:54:07.254877280</dc:date>
    <meta:editing-duration>PT4H27M15S</meta:editing-duration>
    <meta:editing-cycles>97</meta:editing-cycles>
    <meta:generator>LibreOffice/6.0.7.3$Linux_X86_64 LibreOffice_project/00m0$Build-3</meta:generator>
    <meta:document-statistic meta:table-count="0" meta:image-count="0" meta:object-count="0" meta:page-count="6" meta:paragraph-count="74" meta:word-count="1268" meta:character-count="9199" meta:non-whitespace-character-count="8040"/>
  </office:meta>
</office:document-meta>
</file>